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d0664" officeooo:paragraph-rsid="001d0664"/>
    </style:style>
    <style:style style:name="P2" style:family="paragraph" style:parent-style-name="Standard" style:list-style-name="L1">
      <style:text-properties officeooo:rsid="001d0664" officeooo:paragraph-rsid="001d0664"/>
    </style:style>
    <style:style style:name="P3" style:family="paragraph" style:parent-style-name="Standard">
      <style:text-properties fo:font-weight="bold" officeooo:rsid="001d0664" officeooo:paragraph-rsid="001d0664" style:font-weight-asian="bold" style:font-weight-complex="bold"/>
    </style:style>
    <style:style style:name="P4" style:family="paragraph" style:parent-style-name="Standard" style:list-style-name="L1">
      <style:text-properties officeooo:paragraph-rsid="001d0664"/>
    </style:style>
    <style:style style:name="P5" style:family="paragraph" style:parent-style-name="Standard" style:list-style-name="L1">
      <style:text-properties officeooo:paragraph-rsid="001e99e3"/>
    </style:style>
    <style:style style:name="P6" style:family="paragraph" style:parent-style-name="Standard" style:list-style-name="L1">
      <style:text-properties officeooo:rsid="001e99e3" officeooo:paragraph-rsid="001e99e3"/>
    </style:style>
    <style:style style:name="P7" style:family="paragraph" style:parent-style-name="Standard">
      <style:text-properties officeooo:rsid="001e99e3" officeooo:paragraph-rsid="001e99e3"/>
    </style:style>
    <style:style style:name="P8" style:family="paragraph" style:parent-style-name="Standard" style:list-style-name="L2">
      <style:text-properties officeooo:rsid="001e99e3" officeooo:paragraph-rsid="001e99e3"/>
    </style:style>
    <style:style style:name="T1" style:family="text">
      <style:text-properties officeooo:rsid="001d0664"/>
    </style:style>
    <style:style style:name="T2" style:family="text">
      <style:text-properties officeooo:rsid="001e99e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ntesta las siguientes preguntas relacionadas con la película: </text:p>
      <text:p text:style-name="P3"/>
      <text:list xml:id="list636596078" text:style-name="L1">
        <text:list-item>
          <text:p text:style-name="P2">¿Es cierta la siguiente afirmación: “aumentar la oferta aumenta la demanda”?</text:p>
          <text:p text:style-name="P2">Es cierta. Cuando la oferta excede la demanda disminuye el precio y una disminución del precio aumenta la demanda.</text:p>
        </text:list-item>
      </text:list>
      <text:p text:style-name="P1"/>
      <text:list xml:id="list170617590591174" text:continue-numbering="true" text:style-name="L1">
        <text:list-item>
          <text:p text:style-name="P2">¿Qué ventaja tenía McDondald’s frente a sus competidores? ¿Qué le hacía diferente?</text:p>
          <text:p text:style-name="P4"><text:span text:style-name="T1">Sobretodo la velocidad con la que satisfacían al cliente gracias al sistema Speedy. </text:span></text:p>
        </text:list-item>
      </text:list>
      <text:p text:style-name="P1"/>
      <text:list xml:id="list170615867342309" text:continue-numbering="true" text:style-name="L1">
        <text:list-item>
          <text:p text:style-name="P2">¿Qué segmento de la población buscaba McDonald’s como clientes potenciales?</text:p>
          <text:p text:style-name="P2">El segmento de mercado al que se dirige McDonald's es principalmente a las familias, a diferencia de otros restaurantes los cuales contaban con adolescentes problemáticos.</text:p>
        </text:list-item>
      </text:list>
      <text:p text:style-name="P1"/>
      <text:list xml:id="list170617030411608" text:continue-numbering="true" text:style-name="L1">
        <text:list-item>
          <text:p text:style-name="P2">¿Qué es una franquicia y cuáles son sus características principales?</text:p>
          <text:p text:style-name="P5"><text:span text:style-name="T2">Una franquicia es un contrato entre un franquiciador y un franquiciado </text:span>mediante el cual el primero cede al segundo el derecho de explotación de un sistema propio de comercialización de productos o servicios y el segundo, a cambio, entrega una contraprestación económica.</text:p>
          <text:p text:style-name="P6">Las características principales de una franquicia son:</text:p>
        </text:list-item>
      </text:list>
      <text:list xml:id="list565921756" text:style-name="L2">
        <text:list-item>
          <text:p text:style-name="P8">La duración del contrato de franquicia lo determinan las partes en el contrato, pero siempre ha de ser por un periodo de tiempo tal que permita al franquiciado amortizar la inversión realizada.</text:p>
        </text:list-item>
        <text:list-item>
          <text:p text:style-name="P8">Las empresas del franquiciado y el franquiciador son totalmente independientes y el franquiciado puede tener la certeza de que en su zona de influencia no se establecerá ninguna franquicia más del mismo franquiciador.</text:p>
        </text:list-item>
        <text:list-item>
          <text:p text:style-name="P8">El franquiciado no tiene libertad para dirigir su empresa, sino que tiene que ajustarse al know how que le ha comunicado el franquiciador.</text:p>
        </text:list-item>
        <text:list-item>
          <text:p text:style-name="P8">Entre otras cláusulas, suele ser habitual que se pacte en el contrato de franquicia que, una vez haya finalizado el mismo, el franquiciado no podrá crear un negocio de parecidas características durante un determinado periodo de tiempo.</text:p>
        </text:list-item>
      </text:list>
      <text:list xml:id="list170616169675999" text:continue-list="list170617030411608" text:style-name="L1">
        <text:list-header>
          <text:p text:style-name="P2"/>
        </text:list-header>
        <text:list-item>
          <text:p text:style-name="P2">¿Hasta qué punto es ética la actuación de Ray Kroc?</text:p>
          <text:p text:style-name="P5"><text:span text:style-name="T2">Es muy poco ética, por no decir que no tiene ninguna.</text:span></text:p>
        </text:list-item>
      </text:list>
      <text:p text:style-name="P7"/>
      <text:list xml:id="list170616307520455" text:continue-numbering="true" text:style-name="L1">
        <text:list-item>
          <text:p text:style-name="P2">¿Qué importancia tiene hoy tanto la ética en los negocios como la responsabilidad social? </text:p>
          <text:p text:style-name="P5"><text:span text:style-name="T2">Una buena ética y responsabilidad social en una empresa crea un valor añadido muy importante.</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d066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text:span text:style-name="MT1">Franco Larrea<text:tab/></text:span>Actividad "El fundador"<text:tab/><text:date style:data-style-name="N37" text:date-value="2020-01-04T16:45:31.461999728" text:fixed="true">04/01/20</text:date></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04T16:44:24.975000000</meta:creation-date>
    <dc:date>2020-01-04T17:06:15.276000000</dc:date>
    <meta:editing-duration>PT8M30S</meta:editing-duration>
    <meta:editing-cycles>1</meta:editing-cycles>
    <meta:document-statistic meta:table-count="0" meta:image-count="0" meta:object-count="0" meta:page-count="1" meta:paragraph-count="19" meta:word-count="348" meta:character-count="2190" meta:non-whitespace-character-count="1868"/>
    <meta:generator>LibreOffice/6.3.3.2$Windows_X86_64 LibreOffice_project/a64200df03143b798afd1ec74a12ab50359878ed</meta:generator>
  </office:meta>
</office:document-meta>
</file>